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1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2.49cm" fo:min-width="10.745cm" fo:padding-top="0.025cm" fo:padding-bottom="0.025cm" fo:padding-left="0.025cm" fo:padding-right="0.0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 part 1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</text:span><text:span text:style-name="T7">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</text:span><text:span text:style-name="T6">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</text:span><text:span text:style-name="T10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</text:span><text:span text:style-name="T6">the </text:span><text:span text:style-name="T9">standard library</text:span><text:span text:style-name="T6"> and give the </text:span><text:span text:style-name="T15">same </text:span><text:span text:style-name="T15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8"> </text:span><text:span text:style-name="T6">and for I/O in the </text:span><text:span text:style-name="T9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</text:span><text:span text:style-name="T6">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9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office:forms form:automatic-focus="false" form:apply-design-mode="false"/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+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3">object1.operator+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4">object1+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8" draw:id="id8">
        <office:forms form:automatic-focus="false" form:apply-design-mode="false"/>
        <draw:custom-shape draw:name="מציין מיקום של מספר שקופית 2" draw:style-name="gr9" draw:text-style-name="P25" draw:layer="layout" svg:width="1.203cm" svg:height="0.936cm" svg:x="24.196cm" svg:y="18.113cm">
          <text:p text:style-name="P24"><text:span text:style-name="T2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26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6">(folder 7)</text:span></text:p>
          </draw:text-box>
        </draw:frame>
        <draw:custom-shape draw:name="צורה חופשית 2" draw:style-name="gr10" draw:text-style-name="P28" draw:layer="layout" svg:width="23.024cm" svg:height="14.481cm" svg:x="1.146cm" svg:y="3.597cm">
          <text:p text:style-name="P27"><text:span text:style-name="T27">// Prefix: ++n</text:span></text:p>
          <text:p text:style-name="P27"><text:span text:style-name="T27">HNum&amp;</text:span><text:span text:style-name="T28"> operator++</text:span><text:span text:style-name="T27">()</text:span><text:span text:style-name="T28"> {</text:span></text:p>
          <text:p text:style-name="P27"><text:span text:style-name="T28"><text:s/></text:span><text:span text:style-name="T28">code that adds one to this HNum</text:span></text:p>
          <text:p text:style-name="P27"><text:span text:style-name="T28"><text:s/></text:span><text:span text:style-name="T28">return *this; // return ref to curr</text:span></text:p>
          <text:p text:style-name="P27"><text:span text:style-name="T28">} <text:s text:c="7"/></text:span></text:p>
          <text:p text:style-name="P27"><text:span text:style-name="T28"/></text:p>
          <text:p text:style-name="P27"><text:span text:style-name="T29">// Postfix : n++</text:span></text:p>
          <text:p text:style-name="P27"><text:span text:style-name="T29">const HNum</text:span><text:span text:style-name="T28"> operator++</text:span><text:span text:style-name="T29">(int)</text:span><text:span text:style-name="T28"> {</text:span></text:p>
          <text:p text:style-name="P27"><text:span text:style-name="T28"><text:s/></text:span><text:span text:style-name="T28">Hnum cpy(*this); // calling copy ctor</text:span></text:p>
          <text:p text:style-name="P27"><text:span text:style-name="T28"><text:s/></text:span><text:span text:style-name="T28">code that adds one to this HNum</text:span></text:p>
          <text:p text:style-name="P27"><text:span text:style-name="T28"><text:s/></text:span><text:span text:style-name="T28">return cpy;</text:span></text:p>
          <text:p text:style-name="P27"><text:span text:style-name="T28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1" draw:text-style-name="P29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2" draw:text-style-name="P30" draw:layer="layout" svg:width="16.509cm" svg:height="2.875cm" svg:x="13.97cm" svg:y="8.255cm">
          <text:p text:style-name="P27"><text:span text:style-name="T30">A flag that makes</text:span></text:p>
          <text:p text:style-name="P27"><text:span text:style-name="T30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0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0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10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</text:span><text:span text:style-name="MT8">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9</meta:editing-cycles>
    <meta:print-date>2006-12-12T13:43:12</meta:print-date>
    <meta:creation-date>2002-10-18T11:19:22</meta:creation-date>
    <dc:date>2018-04-12T09:29:32.363825641</dc:date>
    <meta:editing-duration>P2DT22H31M2S</meta:editing-duration>
    <meta:generator>LibreOffice/5.1.6.2$Linux_X86_64 LibreOffice_project/10m0$Build-2</meta:generator>
    <meta:document-statistic meta:object-count="10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